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9063in" fo:break-before="auto" style:use-optimal-row-height="true"/>
    </style:style>
    <style:style style:name="ro10" style:family="table-row">
      <style:table-row-properties style:row-height="0.3756in" fo:break-before="auto" style:use-optimal-row-height="true"/>
    </style:style>
    <style:style style:name="ro11" style:family="table-row">
      <style:table-row-properties style:row-height="1.2563in" fo:break-before="auto" style:use-optimal-row-height="true"/>
    </style:style>
    <style:style style:name="ro12" style:family="table-row">
      <style:table-row-properties style:row-height="0.5571in" fo:break-before="auto" style:use-optimal-row-height="true"/>
    </style:style>
    <style:style style:name="ro13" style:family="table-row">
      <style:table-row-properties style:row-height="1.4374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0882in" fo:break-before="auto" style:use-optimal-row-height="tru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1.25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3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default-cell-style-name="ce12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53"/>
        <table:table-column table:style-name="co9" table:default-cell-style-name="ce53"/>
        <table:table-column table:style-name="co10" table:default-cell-style-name="ce57"/>
        <table:table-column table:style-name="co1" table:number-columns-repeated="244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3" office:value-type="string">
            <text:p>Name</text:p>
          </table:table-cell>
          <table:table-cell table:style-name="ce24" office:value-type="string">
            <text:p>Component</text:p>
          </table:table-cell>
          <table:table-cell table:style-name="ce30" office:value-type="string">
            <text:p>Version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Status</text:p>
          </table:table-cell>
          <table:table-cell table:style-name="ce39" office:value-type="string">
            <text:p>Assigned</text:p>
          </table:table-cell>
          <table:table-cell table:style-name="ce39" office:value-type="string">
            <text:p>Grouping</text:p>
          </table:table-cell>
          <table:table-cell table:style-name="ce39" office:value-type="string">
            <text:p>Reaction</text:p>
          </table:table-cell>
          <table:table-cell table:style-name="ce24" office:value-type="string">
            <text:p>Jesse Comment</text:p>
          </table:table-cell>
          <table:table-cell table:style-name="ce54" office:value-type="string">
            <text:p>Jim Comment</text:p>
          </table:table-cell>
          <table:table-cell table:style-name="ce56" office:value-type="string">
            <text:p>John Comment</text:p>
          </table:table-cell>
          <table:table-cell table:style-name="ce58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4" office:value-type="string">
            <text:p>Plugin Package Swap for Toolset Menu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Becomes irrelevant with the new menu cod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5" office:value-type="string">
            <text:p>Deprecating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Close</text:p>
          </table:table-cell>
          <table:table-cell table:style-name="ce15" office:value-type="string">
            <text:p>Filtering will be part of the toolset redesign.</text:p>
          </table:table-cell>
          <table:table-cell table:style-name="ce15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5" office:value-type="string">
            <text:p>Job History Pane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Navigation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can happen independently of any of the other queue features</text:p>
          </table:table-cell>
          <table:table-cell table:style-name="ce15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5" office:value-type="string">
            <text:p>Template builder suggestion: TemplateProp annotation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Not sure what the best solution to this problem is. <text:s/>So we need to scrum-up on this.</text:p>
          </table:table-cell>
          <table:table-cell table:style-name="ce15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6" office:value-type="string">
            <text:p>UI bug: text field isn't marked as dirty until you hit Ente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Discuss</text:p>
          </table:table-cell>
          <table:table-cell table:style-name="ce16" office:value-type="string">
            <text:p>This would be really good to have, I think, but we need to figure out a sane way to do it.</text:p>
          </table:table-cell>
          <table:table-cell table:style-name="ce16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5" office:value-type="string">
            <text:p>Per-Node Archiving/Offlining Properti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When we introduce node typing for data locality, this seems to be a logical extension to that.</text:p>
          </table:table-cell>
          <table:table-cell table:style-name="ce15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4" office:value-type="string">
            <text:p>optional display of full/partial node name in node view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e need to figure out if we want to do this. <text:s/>pipeline 3 negates the need for this feature</text:p>
          </table:table-cell>
          <table:table-cell table:style-name="ce14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4" office:value-type="string">
            <text:p>Improvement: NukeSubstComp Ac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5" office:value-type="string">
            <text:p>Way to view StdErr, StdOut of Editor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ince I'm the only one who seems to care, we can just let it go for now.</text:p>
          </table:table-cell>
          <table:table-cell table:style-name="ce15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4" office:value-type="string">
            <text:p>Update the Manual</text:p>
          </table:table-cell>
          <table:table-cell table:style-name="ce25" office:value-type="string">
            <text:p>Docs</text:p>
          </table:table-cell>
          <table:table-cell table:style-name="ce33" office:value-type="string">
            <text:p>2.1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All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iki = new docs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4" office:value-type="string">
            <text:p>Changing Toolset needs to invalidate Action/Editor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is is a massive change, but I feel like it has to happen.</text:p>
          </table:table-cell>
          <table:table-cell table:style-name="ce14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4" office:value-type="string">
            <text:p>Exclusive is not always exclusive in Toolsets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Need to deal with this, I think</text:p>
          </table:table-cell>
          <table:table-cell table:style-name="ce14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4" office:value-type="string">
            <text:p>Default Editor listin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ill solveit.</text:p>
          </table:table-cell>
          <table:table-cell table:style-name="ce14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5" office:value-type="string">
            <text:p>Clean Unused Toolset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The toolset conversion tool will deal with this. <text:s/>Having underDevelopment toolsets will hopefully cure the re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5" office:value-type="string">
            <text:p>Add ArchType for Toolset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Working on this now. <text:s/>Sig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5" office:value-type="string">
            <text:p>Scheduling: actions request how many slots they want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is can be done before the main queue overhaul and would be wicked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5" office:value-type="string">
            <text:p>Multiple Key Choosers per Key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In my spare time.</text:p>
          </table:table-cell>
          <table:table-cell table:style-name="ce15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5" office:value-type="string">
            <text:p>auto-disable job manager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Probably be done after the main queue redesign.</text:p>
          </table:table-cell>
          <table:table-cell table:style-name="ce15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5" office:value-type="string">
            <text:p>rendering exclusively on machine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3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will be considered in the great queue redesig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4" office:value-type="string">
            <text:p>Flag to avoid run-up tim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f I'm modifying the queue, I might as well modify this to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5" office:value-type="string">
            <text:p>Job Dispatch Revisited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is the heart of the queue redesign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5" office:value-type="string">
            <text:p>Distributed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s part of the Queue Redesign, we should be able to support Distributed Jobs</text:p>
          </table:table-cell>
          <table:table-cell table:style-name="ce15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5" office:value-type="string">
            <text:p>More Detailed Reservat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lots will become the basic unit of commerce in the queue redesig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5" office:value-type="string">
            <text:p>Redesign of Package Layout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We'll break everything as part of the Pipeline 3 upgrade.</text:p>
          </table:table-cell>
          <table:table-cell table:style-name="ce15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5" office:value-type="string">
            <text:p>Job Execution Details for Each Attemp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JobExecution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Allowing jobs to rerun would be great.</text:p>
          </table:table-cell>
          <table:table-cell table:style-name="ce15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5" office:value-type="string">
            <text:p>Job Output Parsing: Monitor/Validator Plugin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JobExecution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Part of the queue overhaul. <text:s/>This could also be done separately, but who has the time?</text:p>
          </table:table-cell>
          <table:table-cell table:style-name="ce15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5" office:value-type="string">
            <text:p>Add parameters to Editor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EditorParam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. this would be great. <text:s/>Whenever I get to it. <text:s/>Ha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6" office:value-type="string">
            <text:p>Shotgun tasks created by Pipeline include the asset name</text:p>
          </table:table-cell>
          <table:table-cell table:style-name="ce27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16" office:value-type="string">
            <text:p>Just need to merge some code into the trunk. <text:s/>I'll do this ASAP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7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pen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36">1936</text:a></text:p>
          </table:table-cell>
          <table:table-cell table:style-name="ce18" office:value-type="string">
            <text:p>Releasing View</text:p>
          </table:table-cell>
          <table:table-cell table:style-name="ce6" office:value-type="string">
            <text:p>Graphical Client</text:p>
          </table:table-cell>
          <table:table-cell table:style-name="ce35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pen</text:p>
          </table:table-cell>
          <table:table-cell table:style-name="ce50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8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5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9" office:value-type="string">
            <text:p>Node modified, but no staleness</text:p>
          </table:table-cell>
          <table:table-cell table:style-name="ce28" office:value-type="string">
            <text:p>Node Builders</text:p>
          </table:table-cell>
          <table:table-cell table:style-name="ce36" office:value-type="string">
            <text:p>2.4.4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No idea how to reproduce this right now.</text:p>
          </table:table-cell>
          <table:table-cell table:style-name="ce19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20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rivial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5" office:value-type="string">
            <text:p>Builder AoE Modes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it solves lots of problems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5" office:value-type="string">
            <text:p>Template builder suggestion: TemplateExternal annotation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I told lumiere I'd do it</text:p>
          </table:table-cell>
          <table:table-cell table:style-name="ce15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1" office:value-type="string">
            <text:p>Hardware Groups Bug</text:p>
          </table:table-cell>
          <table:table-cell table:style-name="ce29" office:value-type="string">
            <text:p>Graphical Client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New</text:p>
          </table:table-cell>
          <table:table-cell table:style-name="ce47" office:value-type="string">
            <text:p>Jesse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ASAP</text:p>
          </table:table-cell>
          <table:table-cell table:style-name="ce52" office:value-type="string">
            <text:p>Shouldn't be too hard to fix once I figure out what it is.</text:p>
          </table:table-cell>
          <table:table-cell table:style-name="ce55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9" office:value-type="string">
            <text:p>Unique order on multi-source nodes fails with templates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SAP</text:p>
          </table:table-cell>
          <table:table-cell table:style-name="ce19" office:value-type="string">
            <text:p>Add a flag to CatFiles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5" office:value-type="string">
            <text:p>Synch and Unify nodes for the Task System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e entire task system needs a quick update. <text:s/>I should do that sooner rather than later. <text:s/>Sigh.</text:p>
          </table:table-cell>
          <table:table-cell table:style-name="ce55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5" office:value-type="string">
            <text:p>Annotation Exceptions with Clone Due to Permiss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really need to address this at some point.</text:p>
          </table:table-cell>
          <table:table-cell table:style-name="ce15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9" office:value-type="string">
            <text:p>KeyChooser Plugin Updates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Really should fix this.</text:p>
          </table:table-cell>
          <table:table-cell table:style-name="ce19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4" office:value-type="string">
            <text:p>Alternative Job Submission Order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I should do it when I finish toolset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4" office:value-type="string">
            <text:p>Reorganize CompBuild Action Parameter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hould be done.</text:p>
          </table:table-cell>
          <table:table-cell table:style-name="ce14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5" office:value-type="string">
            <text:p>Add Frame Options to Queue Job Specia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As soon as Toolsets are done, I should do this.</text:p>
          </table:table-cell>
          <table:table-cell table:style-name="ce15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4" office:value-type="string">
            <text:p>TaskToolUtils.findUpstreamNodes() is Slow!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will be eliminated by the Task redesign anyway. <text:s/>But working code exists in TemplateBuilder, so I should just copy/paste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5" office:value-type="string">
            <text:p>query plugin mgr for plugins that are not underdevelopment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e nice when it is ther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4" office:value-type="string">
            <text:p>A JobGroupID field in a QueueJob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Do this soo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9" office:value-type="string">
            <text:p>System Load on Windows Inconsistent with Unix Load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3.1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Need to do something with this to make it better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4" office:value-type="string">
            <text:p>Default host selection mecanism for jobs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omes obsolete with the queue redesign, but would be easy to do in the mean time.</text:p>
          </table:table-cell>
          <table:table-cell table:style-name="ce55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5" office:value-type="string">
            <text:p>Builder improvement: rerun, and autofill with last params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easy, but I told lumiere I'd do it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20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5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Soon</text:p>
          </table:table-cell>
          <table:table-cell table:style-name="ce51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5" office:value-type="string">
            <text:p>Adobe CS2 Export Action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t even sure if Photoshop accepts command-line scripts correctly.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4" office:value-type="string">
            <text:p>Needs docs for Eclipse pipeline-local setup</text:p>
          </table:table-cell>
          <table:table-cell table:style-name="ce25" office:value-type="string">
            <text:p>Docs</text:p>
          </table:table-cell>
          <table:table-cell table:style-name="ce33" office:value-type="string">
            <text:p>2.3.1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ive me a wiki and I'll give you doc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5" office:value-type="string">
            <text:p>Job Duration Predic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needs to wait till the Database manager is a reality, so that data mining becomes easy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20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Defer</text:p>
          </table:table-cell>
          <table:table-cell table:style-name="ce51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5" office:value-type="string">
            <text:p>Builder Man Pages</text:p>
          </table:table-cell>
          <table:table-cell table:style-name="ce26" office:value-type="string">
            <text:p>Docs</text:p>
          </table:table-cell>
          <table:table-cell table:style-name="ce31" office:value-type="string">
            <text:p>2.3.1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ince we don't have any new builders, it doesn't make sense to do docs for the outdated ones.</text:p>
          </table:table-cell>
          <table:table-cell table:style-name="ce15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4" office:value-type="string">
            <text:p>Queue Distribution Based on Local Cachin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 need to implement local caching first (which I'm not doing). <text:s/>Once that is done, I can do this.</text:p>
          </table:table-cell>
          <table:table-cell table:style-name="ce14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4" office:value-type="string">
            <text:p>Windows Service Should Run JVM as a Separate Process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Windows should work.</text:p>
          </table:table-cell>
          <table:table-cell table:style-name="ce14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9" office:value-type="string">
            <text:p>Remote Windows Job Server Shutdown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2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JobMgr</text:p>
          </table:table-cell>
          <table:table-cell table:style-name="ce45" office:value-type="string">
            <text:p>ASAP</text:p>
          </table:table-cell>
          <table:table-cell table:style-name="ce19" office:value-type="string">
            <text:p>Be really nice to actually be able to stop jobmgrs on Windows</text:p>
          </table:table-cell>
          <table:table-cell table:style-name="ce19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9" office:value-type="string">
            <text:p>Frames are not always copied from target directory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JobMgr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Leads to really bad behavior with Windows JobManagers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1" office:value-type="string">
            <text:p>QueueMgr doesn't update job count correctly after disconnect</text:p>
          </table:table-cell>
          <table:table-cell table:style-name="ce29" office:value-type="string">
            <text:p>Server Daemons</text:p>
          </table:table-cell>
          <table:table-cell table:style-name="ce38" office:value-type="string">
            <text:p>2.4.3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Windows</text:p>
          </table:table-cell>
          <table:table-cell table:style-name="ce47" office:value-type="string">
            <text:p>Test</text:p>
          </table:table-cell>
          <table:table-cell table:style-name="ce52" office:value-type="string">
            <text:p>Not sure we know enough about this to really effectively tackle it.  Also it appears to be Windows-only, so it can wait.</text:p>
          </table:table-cell>
          <table:table-cell table:style-name="ce52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9" office:value-type="string">
            <text:p>Symlinks to Target are not relative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3.1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dows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This becomes a priority when we have a heavy windows customer</text:p>
          </table:table-cell>
          <table:table-cell table:style-name="ce19" office:value-type="string">
            <text:p>Should be fixed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4" office:value-type="string">
            <text:p>Better status reporting for jobs that silently fail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Very simple. but huge win.</text:p>
          </table:table-cell>
          <table:table-cell table:style-name="ce14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4" office:value-type="string">
            <text:p>Reducing fileserver traffic/checkin time: Move vs. copy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st feature ever.</text:p>
          </table:table-cell>
          <table:table-cell table:style-name="ce14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4" office:value-type="string">
            <text:p>Checksum Caching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peed upgrades are good.</text:p>
          </table:table-cell>
          <table:table-cell table:style-name="ce14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1" office:value-type="string">
            <text:p>Renumber Does not Propigate Staleness correctly.</text:p>
          </table:table-cell>
          <table:table-cell table:style-name="ce29" office:value-type="string">
            <text:p>Java API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New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Status Overhaul</text:p>
          </table:table-cell>
          <table:table-cell table:style-name="ce47" office:value-type="string">
            <text:p>ASAP</text:p>
          </table:table-cell>
          <table:table-cell table:style-name="ce21"/>
          <table:table-cell table:style-name="ce21" office:value-type="string">
            <text:p>Must fix soo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5" office:value-type="string">
            <text:p>Database Manager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QL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Maybe we do this sooner, since it would allow for a lot of cool stuff, but I don't really see it having precedence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6" office:value-type="string">
            <text:p>locking nodes associated with running jobs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QueuedChecks</text:p>
          </table:table-cell>
          <table:table-cell table:style-name="ce42" office:value-type="string">
            <text:p>ASAP</text:p>
          </table:table-cell>
          <table:table-cell table:style-name="ce16" office:value-type="string">
            <text:p>Actually pretty easy to break jobs this way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6" office:value-type="string">
            <text:p>overly restrictive prohibitions on checkout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2.3.1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QueuedChecks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Yeah, it is annoying but people can deal.</text:p>
          </table:table-cell>
          <table:table-cell table:style-name="ce16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4" office:value-type="string">
            <text:p>Improved Node Property Job Checks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QueuedCheck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 to make Pipeline more robust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6" office:value-type="string">
            <text:p>PLS Frame Increment Incorrect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1.9.1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PLS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Should be a fairly 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4" office:value-type="string">
            <text:p>make pls output in the "standard pipeline format"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read the bug report on this. <text:s/>I think Jim was talking to himself. <text:s/>I have no idea what it means.</text:p>
          </table:table-cell>
          <table:table-cell table:style-name="ce14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4" office:value-type="string">
            <text:p>Replace Jython?</text:p>
          </table:table-cell>
          <table:table-cell table:style-name="ce25" office:value-type="string">
            <text:p>Scripting Client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5" office:value-type="string">
            <text:p>NodeEnvironment plugin typ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I think a majority of what we want to do here can be incorporated into Workflow graphs in Pipeline 3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5" office:value-type="string">
            <text:p>Unequal Frame Length Secondary Seque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2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oes with 1169 to Pipeline 3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5" office:value-type="string">
            <text:p>Parameter Nodes and Linking Parameter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2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t necessary in Pipeline 2. <text:s/>Fits perfectly into the Pipeline 3 metaphor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5" office:value-type="string">
            <text:p>Node Groups instead of Secondary Seque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, this would be good, but it honest requires enough changes to how Pipeline works that rewriting everything twice would suck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5" office:value-type="string">
            <text:p>Arbitrary Fram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1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5" office:value-type="string">
            <text:p>Node Thumbnail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umbnailing becomes part of Tasks in Pipeline 3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5" office:value-type="string">
            <text:p>Remote Clients / Secondary Server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Part of the MultiSite feature group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5" office:value-type="string">
            <text:p>Node Data Locality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ould be part of the MultiSite stuff?</text:p>
          </table:table-cell>
          <table:table-cell table:style-name="ce15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5" office:value-type="string">
            <text:p>Redundant Master Servers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really don't need this, though we should consider it when adding multiple site stuff, since we might get it for almost free.</text:p>
          </table:table-cell>
          <table:table-cell table:style-name="ce15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5" office:value-type="string">
            <text:p>Access to scratch files across the network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JobViewing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Really, really, really useful idea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4" office:value-type="string">
            <text:p>Use Editor to View Job Log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Quite useful and could be combined with the Scratch Dir viewing as well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5" office:value-type="string">
            <text:p>Clone with Linked History</text:p>
          </table:table-cell>
          <table:table-cell table:style-name="ce26" office:value-type="string">
            <text:p>Java API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reat idea. <text:s/>Who has the time?</text:p>
          </table:table-cell>
          <table:table-cell table:style-name="ce15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5" office:value-type="string">
            <text:p>Node History Dialo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Could be done without the branching code, but I don't see anyone screaming for this.</text:p>
          </table:table-cell>
          <table:table-cell table:style-name="ce15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5" office:value-type="string">
            <text:p>Node Merg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wesome idea, do we really need it? <text:s/>Is it Pipeline 3 compliant?</text:p>
          </table:table-cell>
          <table:table-cell table:style-name="ce15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5" office:value-type="string">
            <text:p>Intermediate Nodes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Currently being worked on.</text:p>
          </table:table-cell>
          <table:table-cell table:style-name="ce15" office:value-type="string">
            <text:p>Waiting on Status improvements firs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4" office:value-type="string">
            <text:p>plpython enhancement</text:p>
          </table:table-cell>
          <table:table-cell table:style-name="ce25" office:value-type="string">
            <text:p>Scripting Client</text:p>
          </table:table-cell>
          <table:table-cell table:style-name="ce33" office:value-type="string">
            <text:p>2.4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figure out what we want to do about this and then either On Hold it or do it</text:p>
          </table:table-cell>
          <table:table-cell table:style-name="ce14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1" office:value-type="string">
            <text:p>Offlining/Archive appears to lockup Pipeline</text:p>
          </table:table-cell>
          <table:table-cell table:style-name="ce29" office:value-type="string">
            <text:p>General</text:p>
          </table:table-cell>
          <table:table-cell table:style-name="ce38" office:value-type="string">
            <text:p>2.4.3</text:p>
          </table:table-cell>
          <table:table-cell table:style-name="ce38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Test</text:p>
          </table:table-cell>
          <table:table-cell table:style-name="ce21" office:value-type="string">
            <text:p>Haven't been able to reproduce this lately</text:p>
          </table:table-cell>
          <table:table-cell table:style-name="ce21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6" office:value-type="string">
            <text:p>stdout/stderr doesn't appear in the Output or Errors dialog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Not sure how to replicate it.</text:p>
          </table:table-cell>
          <table:table-cell table:style-name="ce16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5" office:value-type="string">
            <text:p>NukeBuild Actio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1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n't this done and working? Can you test it jim?</text:p>
          </table:table-cell>
          <table:table-cell table:style-name="ce15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6" office:value-type="string">
            <text:p>Mac OpenGL performance issu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Is this still happening? <text:s/>Need confirmation from Kevin</text:p>
          </table:table-cell>
          <table:table-cell table:style-name="ce16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4" office:value-type="string">
            <text:p>Add a LaunchPipe Python Helper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This should be tested or removed from the code base.</text:p>
          </table:table-cell>
          <table:table-cell table:style-name="ce14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5" office:value-type="string">
            <text:p>Add ability to flush user cache in runtim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How often is changing uids in the middle of production a problem?</text:p>
          </table:table-cell>
          <table:table-cell table:style-name="ce15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5" office:value-type="string">
            <text:p>plscript missing node locking ability</text:p>
          </table:table-cell>
          <table:table-cell table:style-name="ce26" office:value-type="string">
            <text:p>Scripting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Lets not encourage people to use plscript</text:p>
          </table:table-cell>
          <table:table-cell table:style-name="ce15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4" office:value-type="string">
            <text:p>On Hold Locking to Same Version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5" office:value-type="string">
            <text:p>plscript missing "vouch" functionality</text:p>
          </table:table-cell>
          <table:table-cell table:style-name="ce26" office:value-type="string">
            <text:p>Scripting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Lets not encourage people to use plscript</text:p>
          </table:table-cell>
          <table:table-cell table:style-name="ce15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2" office:value-type="string">
            <text:p>Check for Unregistered Files During Intial CheckOut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pparently Jim still cares</text:p>
          </table:table-cell>
          <table:table-cell table:style-name="ce15" office:value-type="string">
            <text:p>Yep. <text:s/>Renamed it to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5" office:value-type="string">
            <text:p>Queue Database Backup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We should be doing complete backups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1" office:value-type="string">
            <text:p>Rename vouch is too aggressive</text:p>
          </table:table-cell>
          <table:table-cell table:style-name="ce29" office:value-type="string">
            <text:p>Java API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ASAP</text:p>
          </table:table-cell>
          <table:table-cell table:style-name="ce21"/>
          <table:table-cell table:style-name="ce21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5" office:value-type="string">
            <text:p>A New Type of Node which Represents a Directory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there are a lot of really cool things we could do with this that we can't do right now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5" office:value-type="string">
            <text:p>Add mv to NativeFileSy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Simple to do, but we need it.</text:p>
          </table:table-cell>
          <table:table-cell table:style-name="ce15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4" office:value-type="string">
            <text:p>License Expiration Warning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Remind people to give us money. <text:s/>This is a great idea.</text:p>
          </table:table-cell>
          <table:table-cell table:style-name="ce14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5" office:value-type="string">
            <text:p>Node Insta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Solves so many problems in Pipeline and can dramatically reduce disk usage. <text:s/>This is one feature we really need.</text:p>
          </table:table-cell>
          <table:table-cell table:style-name="ce15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4" office:value-type="string">
            <text:p>Too much Job Group information sent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This is a problem.</text:p>
          </table:table-cell>
          <table:table-cell table:style-name="ce14" office:value-type="string">
            <text:p>Disney evaluation makes this importa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4" office:value-type="string">
            <text:p>RealFlow Editor Support for Mac OS X and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ony seems to care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4" office:value-type="string">
            <text:p>Add Failure Post-Operation Tasks to Server Extension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is a great idea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9" office:value-type="string">
            <text:p>cannot unpack node bundles in windows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Shouldn't be that hard of a fix, but this should work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5" office:value-type="string">
            <text:p>Node Browser: Hiding Old Projects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should really do this.</text:p>
          </table:table-cell>
          <table:table-cell table:style-name="ce15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5" office:value-type="string">
            <text:p>Clock Monitoring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ood idea, just need the time to do i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5" office:value-type="string">
            <text:p>Long Operation Progress Meter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idea at all.</text:p>
          </table:table-cell>
          <table:table-cell table:style-name="ce15" office:value-type="string">
            <text:p>Good idea but tricky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9" office:value-type="string">
            <text:p>Unlock/CheckOut Subvert Link Circularity Checks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9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5" office:value-type="string">
            <text:p>Collate Job Output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is seems to be handled by different features</text:p>
          </table:table-cell>
          <table:table-cell table:style-name="ce15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5" office:value-type="string">
            <text:p>Skip Unchanged Flag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ecause Pipeline doesn't really work efficiently without it.</text:p>
          </table:table-cell>
          <table:table-cell table:style-name="ce15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5" office:value-type="string">
            <text:p>Selection of Multiple Nodes from top of the directory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Useful but not a priority</text:p>
          </table:table-cell>
          <table:table-cell table:style-name="ce15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4" office:value-type="string">
            <text:p>Preserve Locations in NukeSubstComp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4" office:value-type="string">
            <text:p>Houdini Batch/Graphical License Selec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Really a much more tricky License Key issu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5" office:value-type="string">
            <text:p>Frozen Finished Nodes should be check-in-able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Less necessary with the new task stuff, since modifiable nodes are rarely froze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5" office:value-type="string">
            <text:p>HDiff Comparator Plugin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0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 customers using Houdini</text:p>
          </table:table-cell>
          <table:table-cell table:style-name="ce15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5" office:value-type="string">
            <text:p>hfsMantra: adding ifd filtering functionality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 customers using Houdini</text:p>
          </table:table-cell>
          <table:table-cell table:style-name="ce15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4" office:value-type="string">
            <text:p>Node Locks should be Interruptible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, but there is other stuff way more import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5" office:value-type="string">
            <text:p>E-Mail Logging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In your spare tim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4" office:value-type="string">
            <text:p>Nuke 5.0 Python Scripting Support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11" table:number-columns-spanned="12" table:number-rows-spanned="1"/>
          <table:covered-table-cell table:style-name="ce14"/>
          <table:covered-table-cell table:style-name="ce25"/>
          <table:covered-table-cell table:style-name="ce33"/>
          <table:covered-table-cell table:number-columns-repeated="2" table:style-name="ce25"/>
          <table:covered-table-cell table:number-columns-repeated="3" table:style-name="ce40"/>
          <table:covered-table-cell table:number-columns-repeated="2" table:style-name="ce14"/>
          <table:covered-table-cell/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4" office:value-type="string">
            <text:p>Update plplugin to handle plugin resource informa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Needs to be checked-in</text:p>
          </table:table-cell>
          <table:table-cell table:style-name="ce14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4" office:value-type="string">
            <text:p>Release view matching pattern confirm dialo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t doesn't do this already? <text:s/>I thought it did.</text:p>
          </table:table-cell>
          <table:table-cell table:style-name="ce14" office:value-type="string">
            <text:p>I thought so, need to test.</text:p>
          </table:table-cell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4" office:value-type="string">
            <text:p>RegisterMap Tool Enhancement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I apparently volunteered to fix this, but no one seems to care.</text:p>
          </table:table-cell>
          <table:table-cell table:style-name="ce14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4" office:value-type="string">
            <text:p>Refresh button in file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fileSelectDialog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Useful, but there is an easy work around so it can wa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4" office:value-type="string">
            <text:p>Standardize NodeNote UI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nce I don't want to do it.</text:p>
          </table:table-cell>
          <table:table-cell table:style-name="ce14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5" office:value-type="string">
            <text:p>Opening branch in node browser has strange behaviou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ere have been enough comments about this behavior that we should do something about it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4" office:value-type="string">
            <text:p>Display of Long Node Nam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are more pressing issues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6" office:value-type="string">
            <text:p>Queue Stats panel doesn't reset curso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Not worth the time it would take to fix.</text:p>
          </table:table-cell>
          <table:table-cell table:style-name="ce16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4" office:value-type="string">
            <text:p>Multiple Evolv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1.9.2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henever you get around t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6" office:value-type="string">
            <text:p>Archive Tool Window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Just need to scale the table column to max length</text:p>
          </table:table-cell>
          <table:table-cell table:style-name="ce16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4" office:value-type="string">
            <text:p>Cloning Checked-In/Locked Nodes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hen you get a chance.</text:p>
          </table:table-cell>
          <table:table-cell table:style-name="ce14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5" office:value-type="string">
            <text:p>using 'show node' to select multiple nod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5" office:value-type="string">
            <text:p>Show version comments in the checkout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Real easy to do, improves user experience</text:p>
          </table:table-cell>
          <table:table-cell table:style-name="ce15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6" office:value-type="string">
            <text:p>beep!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2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Because I don't care that much.</text:p>
          </table:table-cell>
          <table:table-cell table:style-name="ce16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6" office:value-type="string">
            <text:p>Link Params values missing in Details for Locked Nod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2.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Simple fix.</text:p>
          </table:table-cell>
          <table:table-cell table:style-name="ce16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4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7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49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6" office:value-type="string">
            <text:p>node detail hint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This was going to be done a while ago, it is easy, and lumiere would like 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6" office:value-type="string">
            <text:p>problem with queuing multiple batches from the job viewe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Actually much more than an annoyance. <text:s/>This should get fixed quickly.</text:p>
          </table:table-cell>
          <table:table-cell table:style-name="ce14" office:value-type="string">
            <text:p>John can do this..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5" office:value-type="string">
            <text:p>Plugin Javadocs Butto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Would be cool, but isn't at all necessary</text:p>
          </table:table-cell>
          <table:table-cell table:style-name="ce15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6" office:value-type="string">
            <text:p>Dialogs do not appear over the correct Parent frame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UI Core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Not necessary, but it gets really annoying and customers keep bitching</text:p>
          </table:table-cell>
          <table:table-cell table:style-name="ce16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4" office:value-type="string">
            <text:p>Access to full node right-click context menu from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limited subset we talked about = good. <text:s/>Everything else is bad.</text:p>
          </table:table-cell>
          <table:table-cell table:style-name="ce14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5" office:value-type="string">
            <text:p>Node Favourites Panel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Brows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rilliant idea.</text:p>
          </table:table-cell>
          <table:table-cell table:style-name="ce15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5" office:value-type="string">
            <text:p>Selection History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Brows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Should be associated with the Node Favorites panel.</text:p>
          </table:table-cell>
          <table:table-cell table:style-name="ce15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4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5" office:value-type="string">
            <text:p>Hardware Key Dial in Queue Sta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Stat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Very Easy</text:p>
          </table:table-cell>
          <table:table-cell table:style-name="ce15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5" office:value-type="string">
            <text:p>Generalize Queue Stats Pane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Stat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reat idea and we should do it.</text:p>
          </table:table-cell>
          <table:table-cell table:style-name="ce15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5" office:value-type="string">
            <text:p>machine note column in queue serv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Server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ould do it now, but do I really need more on my plate. <text:s/>I can do this with the Queue overhaul</text:p>
          </table:table-cell>
          <table:table-cell table:style-name="ce15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0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9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ohn</text:p>
          </table:table-cell>
          <table:table-cell table:style-name="ce45" office:value-type="string">
            <text:p>Layouts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Should not be hard to fix</text:p>
          </table:table-cell>
          <table:table-cell table:style-name="ce19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4" office:value-type="string">
            <text:p>Save Layout as Site Default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 to hack by hand.</text:p>
          </table:table-cell>
          <table:table-cell table:style-name="ce14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4" office:value-type="string">
            <text:p>Reset Current destroys saved layout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This is not a good thing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4" office:value-type="string">
            <text:p>Save + Restore Window Bundl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. <text:s/>Pipeline 3 should negate the need for this.</text:p>
          </table:table-cell>
          <table:table-cell table:style-name="ce14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5" office:value-type="string">
            <text:p>Save recent node operations between plui session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Layout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ood idea, but nothing we actually need to do.</text:p>
          </table:table-cell>
          <table:table-cell table:style-name="ce15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5" office:value-type="string">
            <text:p>Shared User Preferenc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Pref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Would be great, lots of more important stuff</text:p>
          </table:table-cell>
          <table:table-cell table:style-name="ce15" office:value-type="string">
            <text:p>Could be done by John just as easily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5" office:value-type="string">
            <text:p>Custom Node Sty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w this is an awesome idea. <text:s/>Needs to happen</text:p>
          </table:table-cell>
          <table:table-cell table:style-name="ce15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4" office:value-type="string">
            <text:p>Show Secondary Sequences in Tooltip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Awesome feature. <text:s/>There are no other visual queues for secondary sequences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4" office:value-type="string">
            <text:p>Shade Duplicate Jobs/Nodes Differently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Very useful.</text:p>
          </table:table-cell>
          <table:table-cell table:style-name="ce14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6" office:value-type="string">
            <text:p>Long node names are illegible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NodeViewer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Not a bad thing to have in there. <text:s/>Not sure how much work it would be.</text:p>
          </table:table-cell>
          <table:table-cell table:style-name="ce16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4" office:value-type="string">
            <text:p>Hide Node Labels if Unreadable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4" office:value-type="string">
            <text:p>Collapsable Node Region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this is useful</text:p>
          </table:table-cell>
          <table:table-cell table:style-name="ce14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4" office:value-type="string">
            <text:p>Node Viewer collapse/expand status after linkin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eems easy enough</text:p>
          </table:table-cell>
          <table:table-cell table:style-name="ce14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4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5" office:value-type="string">
            <text:p>State Based Node/Job Expansion and Fram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/JobViewer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Jim thinks it is great</text:p>
          </table:table-cell>
          <table:table-cell table:style-name="ce15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5" office:value-type="string">
            <text:p>Collapse Duplicate Childre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sure what Red Vision wants with this since they never replied</text:p>
          </table:table-cell>
          <table:table-cell table:style-name="ce15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4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5" office:value-type="string">
            <text:p>Job Output Indicator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Detail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Fairly easy to do, makes RV happy.</text:p>
          </table:table-cell>
          <table:table-cell table:style-name="ce15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4" office:value-type="string">
            <text:p>Complex BuilderParam UI</text:p>
          </table:table-cell>
          <table:table-cell table:style-name="ce25" office:value-type="string">
            <text:p>Node Builders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I'm never going to d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6">
          <table:table-cell table:style-name="ce3"/>
          <table:table-cell table:style-name="ce15"/>
          <table:table-cell table:style-name="ce26"/>
          <table:table-cell table:style-name="ce31"/>
          <table:table-cell table:style-name="ce26" table:number-columns-repeated="2"/>
          <table:table-cell table:style-name="ce41" table:number-columns-repeated="3"/>
          <table:table-cell table:style-name="ce15" table:number-columns-repeated="2"/>
          <table:table-cell table:number-columns-repeated="245"/>
        </table:table-row>
        <table:table-row table:style-name="ro17" table:number-rows-repeated="14">
          <table:table-cell table:style-name="Default" table:number-columns-repeated="256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4" office:value-type="string">
            <text:p>Managing secondary file sequenc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Fi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s. <text:s/>We should d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7" table:number-rows-repeated="6">
          <table:table-cell table:style-name="Default" table:number-columns-repeated="256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4" office:value-type="string">
            <text:p>No association between job groups/details and queue server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anelUpdat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Don't think we need this.</text:p>
          </table:table-cell>
          <table:table-cell table:style-name="ce14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7" table:number-rows-repeated="3">
          <table:table-cell table:style-name="Default" table:number-columns-repeated="256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4" office:value-type="string">
            <text:p>Multi-file select in MRayAddTexture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fileSelectDialo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 little more work</text:p>
          </table:table-cell>
          <table:table-cell table:style-name="ce14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5" office:value-type="string">
            <text:p>Plugin Autobuilding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reat idea.</text:p>
          </table:table-cell>
          <table:table-cell table:style-name="ce15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7">
          <table:table-cell table:style-name="Default" table:number-columns-repeated="256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4" office:value-type="string">
            <text:p>Avoid editor religious wars...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t would be great, but I don't have the time.</text:p>
          </table:table-cell>
          <table:table-cell table:style-name="ce14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6" office:value-type="string">
            <text:p>Clientside Job Manager Stats Caching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Wrong, but so what.</text:p>
          </table:table-cell>
          <table:table-cell table:style-name="ce16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7" table:number-rows-repeated="6">
          <table:table-cell table:style-name="Default" table:number-columns-repeated="256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5" office:value-type="string">
            <text:p>Owner|View Pulldown Menu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9.1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e ability to surf working areas using the right-click menu on nodes makes this pretty much obsolete</text:p>
          </table:table-cell>
          <table:table-cell table:style-name="ce15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5" office:value-type="string">
            <text:p>Pipeline instant messanger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wesome feature. <text:s/>Huge bang for buck.</text:p>
          </table:table-cell>
          <table:table-cell table:style-name="ce15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5" office:value-type="string">
            <text:p>Two new Dispatcher Related Panel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esse/Jim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5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6" office:value-type="string">
            <text:p>Windows Networking Exception</text:p>
          </table:table-cell>
          <table:table-cell table:style-name="ce27" office:value-type="string">
            <text:p>Server Daemons</text:p>
          </table:table-cell>
          <table:table-cell table:style-name="ce32" office:value-type="string">
            <text:p>2.2.1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/Jim</text:p>
          </table:table-cell>
          <table:table-cell table:style-name="ce42" office:value-type="string">
            <text:p>WinJobMgr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Looks like Sven did the hard work for this one.</text:p>
          </table:table-cell>
          <table:table-cell table:style-name="ce16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5" office:value-type="string">
            <text:p>View Version Trees</text:p>
          </table:table-cell>
          <table:table-cell table:style-name="ce26" office:value-type="string">
            <text:p>Graphical Client</text:p>
          </table:table-cell>
          <table:table-cell table:style-name="ce26" office:value-type="string">
            <text:p>2.0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an't believe more people don't ask for this.</text:p>
          </table:table-cell>
          <table:table-cell table:style-name="ce15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8">
          <table:table-cell table:style-name="ce11" table:number-columns-spanned="12" table:number-rows-spanned="1"/>
          <table:covered-table-cell table:style-name="ce14"/>
          <table:covered-table-cell table:style-name="ce25"/>
          <table:covered-table-cell table:style-name="ce33"/>
          <table:covered-table-cell table:number-columns-repeated="2" table:style-name="ce25"/>
          <table:covered-table-cell table:number-columns-repeated="3" table:style-name="ce40"/>
          <table:covered-table-cell table:number-columns-repeated="2" table:style-name="ce14"/>
          <table:covered-table-cell/>
          <table:table-cell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5" office:value-type="string">
            <text:p>Dummy file/scene option when registering nod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EditorParam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Honestly, this isn't really necessary at all, but would be fairly easy to implement when Editor Params are done.</text:p>
          </table:table-cell>
          <table:table-cell table:style-name="ce15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5" office:value-type="string">
            <text:p>ZBrush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We should at least have some one look at automation with Zbrush. <text:s/>Though it looks like the made it even worse in 3.0</text:p>
          </table:table-cell>
          <table:table-cell table:style-name="ce15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4" office:value-type="string">
            <text:p>MayaBuildAction should use -defaultNamespace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fix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5" office:value-type="string">
            <text:p>More Mac OS X Editor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fairly easy to implemen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9" office:value-type="string">
            <text:p>MayaNoRef 2.4.1 does not work on windows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We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19" office:value-type="string">
            <text:p>Easy fix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4" office:value-type="string">
            <text:p>Relative Thumbnail ImageNumb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to d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5" office:value-type="string">
            <text:p>Add a JEdit editor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Easy enoug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9" office:value-type="string">
            <text:p>MayaExport doesn't export set contents if includeSet is true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We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19" office:value-type="string">
            <text:p>Maya fixed a bug we were taking advantage of.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5" office:value-type="string">
            <text:p>Support for Adobe CS3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nd CS4. <text:s/>fucking adob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4" office:value-type="string">
            <text:p>Add Optional Units/FrameRange to MayaMEL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esse's Solution wins</text:p>
          </table:table-cell>
          <table:table-cell table:style-name="ce14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4" office:value-type="string">
            <text:p>Comp actions can kill a fileserv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is really hot and the copy frame idea should be a generic part of the CommonActionUtils. <text:s/>Can see many uses for thi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4" office:value-type="string">
            <text:p>Splice Action RFE - automatic start/length source parm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/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5" office:value-type="string">
            <text:p>Maxon's Cinema 4D Editor and Render Act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Do we really care about Cinema4D?</text:p>
          </table:table-cell>
          <table:table-cell table:style-name="ce15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4" office:value-type="string">
            <text:p>Support Maya Lightmap Render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eeds Node Directories?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6" office:value-type="string">
            <text:p>Fcheck Viewer only works with IFF fil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1.8.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Defer</text:p>
          </table:table-cell>
          <table:table-cell table:number-columns-repeated="2" table:style-name="ce42" office:value-type="string">
            <text:p>-</text:p>
          </table:table-cell>
          <table:table-cell table:style-name="ce42" office:value-type="string">
            <text:p>On Hold</text:p>
          </table:table-cell>
          <table:table-cell table:style-name="ce16" office:value-type="string">
            <text:p>Autodesk broke it</text:p>
          </table:table-cell>
          <table:table-cell table:style-name="ce16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4" office:value-type="string">
            <text:p>SyflexApplyCache SourceParams Override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5" office:value-type="string">
            <text:p>ShakeSync Tool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0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one seems to care.</text:p>
          </table:table-cell>
          <table:table-cell table:style-name="ce15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5" office:value-type="string">
            <text:p>NukeDebugTexture Actio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t necessary.</text:p>
          </table:table-cell>
          <table:table-cell table:style-name="ce15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4" office:value-type="string">
            <text:p>Redesign data structure visibility in BaseStage</text:p>
          </table:table-cell>
          <table:table-cell table:style-name="ce25" office:value-type="string">
            <text:p>Node Builder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f it ain't broke . . . </text:p>
          </table:table-cell>
          <table:table-cell table:style-name="ce14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9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oh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n Hold</text:p>
          </table:table-cell>
          <table:table-cell table:style-name="ce19" office:value-type="string">
            <text:p>Yeah it's broken, but haven't noticed anyone complaining</text:p>
          </table:table-cell>
          <table:table-cell table:style-name="ce19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4" office:value-type="string">
            <text:p>Quadrant Node Look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it after Custom Node Styles is done</text:p>
          </table:table-cell>
          <table:table-cell table:style-name="ce14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4" office:value-type="string">
            <text:p>Job Killing Signals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Until we have to support a studio using software that really needs thi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4" office:value-type="string">
            <text:p>Adobe After Effects Support for Mac OS X and Windows XP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2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I don't want to write more After Effects Javascrip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9" office:value-type="string">
            <text:p>AfterFXRender does not respect comp Start name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2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n Hold</text:p>
          </table:table-cell>
          <table:table-cell table:style-name="ce19" office:value-type="string">
            <text:p>Who uses afterfx these days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5" office:value-type="string">
            <text:p>Organic Node Layou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Can be done as part of CustomNodeStyles</text:p>
          </table:table-cell>
          <table:table-cell table:style-name="ce15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4" office:value-type="string">
            <text:p>Type Filtering in the Node History Panel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henever we get a chance</text:p>
          </table:table-cell>
          <table:table-cell table:style-name="ce14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5" office:value-type="string">
            <text:p>Listing of New Versions</text:p>
          </table:table-cell>
          <table:table-cell table:style-name="ce26" office:value-type="string">
            <text:p>Scripting Client</text:p>
          </table:table-cell>
          <table:table-cell table:style-name="ce26" office:value-type="string">
            <text:p>2.0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QL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esn't seem much need for this.</text:p>
          </table:table-cell>
          <table:table-cell table:style-name="ce15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5" office:value-type="string">
            <text:p>Windows machines not finding Jython Cach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PYTHON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Since no one is using windows and jython (and hopefully never will)</text:p>
          </table:table-cell>
          <table:table-cell table:style-name="ce15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6" office:value-type="string">
            <text:p>Job Viewer Display Bug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1.8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Defer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n Hold</text:p>
          </table:table-cell>
          <table:table-cell table:style-name="ce16" office:value-type="string">
            <text:p>Don't hit spacebar so fast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8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5" office:value-type="string">
            <text:p>Distributed File Manager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1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4" office:value-type="string">
            <text:p>Change to Node History display of Check-in Messag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henever we get a chance</text:p>
          </table:table-cell>
          <table:table-cell table:style-name="ce14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5" office:value-type="string">
            <text:p>Liquid/Pixie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4" office:value-type="string">
            <text:p>Port Houdini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4" office:value-type="string">
            <text:p>Support for plremote to be a Protocal Handler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4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4" office:value-type="string">
            <text:p>Gelato 2.2R1 Support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5" office:value-type="string">
            <text:p>Digital Fusion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Please god no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5" office:value-type="string">
            <text:p>Job Spreadsheet Panel</text:p>
          </table:table-cell>
          <table:table-cell table:style-name="ce26" office:value-type="string">
            <text:p>Graphical Client</text:p>
          </table:table-cell>
          <table:table-cell table:style-name="ce26" office:value-type="string">
            <text:p>2.0.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JobNavigation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See a lot of overlap with 1834. <text:s/>We should just considering merging the features into one panel</text:p>
          </table:table-cell>
          <table:table-cell table:style-name="ce15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5" office:value-type="string">
            <text:p>Finish Porting CoordSys/Matrix Classe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1.9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Because we haven't missed it ye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5" office:value-type="string">
            <text:p>Turtle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4" office:value-type="string">
            <text:p>Port Gelato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5" office:value-type="string">
            <text:p>Ultraedit studio editor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5" office:value-type="string">
            <text:p>RealFlow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4" office:value-type="string">
            <text:p>Port PRMan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5" office:value-type="string">
            <text:p>HdrGen Action Plugi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1.9.1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5" office:value-type="string">
            <text:p>Maxwell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5" office:value-type="string">
            <text:p>Secondary Queue Managers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demonstrable need for this feature</text:p>
          </table:table-cell>
          <table:table-cell table:style-name="ce15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5" office:value-type="string">
            <text:p>MASSIVE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1.9.1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4" office:value-type="string">
            <text:p>Java Annotations for Network Messaging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awesome, but seems like a lot of work. <text:s/>Might be something better given to John to play with for a while?</text:p>
          </table:table-cell>
          <table:table-cell table:style-name="ce14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4" office:value-type="string">
            <text:p>Column Style Node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 see no reason for Mac shit in Pipeline.</text:p>
          </table:table-cell>
          <table:table-cell table:style-name="ce14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4" office:value-type="string">
            <text:p>IvView Editor on Windows &amp; Mac OS X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f we really want this feature</text:p>
          </table:table-cell>
          <table:table-cell table:style-name="ce14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5" office:value-type="string">
            <text:p>Toolset Setup Wizard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This would be huge.</text:p>
          </table:table-cell>
          <table:table-cell table:style-name="ce15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4" office:value-type="string">
            <text:p>Port Syflex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4" office:value-type="string">
            <text:p>Selective Node Bundle Unpack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t would be nice, but seriously, who needs it?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5" office:value-type="string">
            <text:p>Extend plremote(1) to Handle Generic Jytho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es anyone still care?</text:p>
          </table:table-cell>
          <table:table-cell table:style-name="ce15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5" office:value-type="string">
            <text:p>Deep Repository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one currently wants it. <text:s/>And implementation is problematic.</text:p>
          </table:table-cell>
          <table:table-cell table:style-name="ce15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5" office:value-type="string">
            <text:p>Windows Specific Air Editor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4" office:value-type="string">
            <text:p>Port AIR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5" office:value-type="string">
            <text:p>Free Swap Spac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We've survived for ages without this.</text:p>
          </table:table-cell>
          <table:table-cell table:style-name="ce15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4" office:value-type="string">
            <text:p>AfterFX Editor on Mac OS X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5" office:value-type="string">
            <text:p>Unfold3D editor plugi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5" office:value-type="string">
            <text:p>XSI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 using XSI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6" table:number-rows-repeated="65263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heet3" table:style-name="ta2" table:print="false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row table:style-name="ro17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7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7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65"/>
      </table:named-expressions>
      <table:database-ranges>
        <table:database-range table:target-range-address="All.A9:All.L225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5/08/2009</text:date>, <text:time>19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8T19:07:09</dc:date>
    <meta:editing-cycles>90</meta:editing-cycles>
    <meta:editing-duration>PT18H45M51S</meta:editing-duration>
    <meta:user-defined meta:name="Info 1"/>
    <meta:user-defined meta:name="Info 2"/>
    <meta:user-defined meta:name="Info 3"/>
    <meta:user-defined meta:name="Info 4"/>
    <meta:document-statistic meta:table-count="2" meta:cell-count="2659"/>
  </office:meta>
</office:document-meta>
</file>